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27F000000FA20A5BD90.svm" manifest:media-type=""/>
  <manifest:file-entry manifest:full-path="Pictures/2000000200000150000000AA8841B626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0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6.776cm" svg:height="3.428cm" svg:x="3.094cm" svg:y="0.894cm">
          <draw:image xlink:href="Pictures/2000000200000150000000AA8841B626.eps" xlink:type="simple" xlink:show="embed" xlink:actuate="onLoad">
            <text:p/>
          </draw:image>
          <draw:glue-point draw:id="4" svg:x="5cm" svg:y="-0.344cm"/>
          <draw:glue-point draw:id="5" svg:x="2.78cm" svg:y="0.539cm"/>
          <draw:glue-point draw:id="6" svg:x="2.768cm" svg:y="-1.231cm"/>
        </draw:frame>
        <draw:frame draw:style-name="gr2" draw:text-style-name="P2" draw:layer="layout" svg:width="0.869cm" svg:height="0.916cm" svg:x="10.539cm" svg:y="3.799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1.473cm" svg:y="3.799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3" xml:id="id1" draw:id="id1" draw:layer="layout" svg:width="1.48cm" svg:height="0.848cm" svg:x="10.601cm" svg:y="1.249cm">
          <draw:text-box>
            <text:p text:style-name="P3"><text:span text:style-name="T2">خارجی سرا</text:span></text:p>
          </draw:text-box>
        </draw:frame>
        <draw:frame draw:style-name="gr3" draw:text-style-name="P3" xml:id="id4" draw:id="id4" draw:layer="layout" svg:width="1.941cm" svg:height="0.889cm" svg:x="5.997cm" svg:y="3.374cm">
          <draw:text-box>
            <text:p text:style-name="P3"><text:span text:style-name="T2">مثبت داخلی سرا</text:span></text:p>
          </draw:text-box>
          <draw:glue-point draw:id="4" svg:x="-0.11cm" svg:y="-1.602cm"/>
        </draw:frame>
        <draw:connector draw:style-name="gr4" draw:text-style-name="P1" draw:layer="layout" draw:type="curve" svg:x1="10.601cm" svg:y1="1.673cm" svg:x2="9.87cm" svg:y2="2.491cm" draw:start-shape="id1" draw:start-glue-point="3" draw:end-shape="id2" draw:end-glue-point="4" svg:d="M10601 1673c-547 0-182 818-731 818" svg:viewBox="0 0 732 819">
          <text:p/>
        </draw:connector>
        <draw:connector draw:style-name="gr4" draw:text-style-name="P1" draw:layer="layout" draw:type="curve" draw:line-skew="-0.155cm -2.37cm 2.022cm" svg:x1="7.047cm" svg:y1="1.22cm" svg:x2="8.357cm" svg:y2="2.187cm" draw:start-shape="id3" draw:start-glue-point="2" draw:end-shape="id2" draw:end-glue-point="6" svg:d="M7047 1220c0 517 953 345 953 489s357-23 357 478" svg:viewBox="0 0 1311 968">
          <text:p/>
        </draw:connector>
        <draw:connector draw:style-name="gr4" draw:text-style-name="P1" draw:layer="layout" draw:type="curve" draw:line-skew="2.543cm -2.888cm" svg:x1="6.967cm" svg:y1="3.374cm" svg:x2="8.365cm" svg:y2="2.792cm" draw:start-shape="id4" draw:start-glue-point="0" draw:end-shape="id2" draw:end-glue-point="5" svg:d="M6967 3374c0-655 257-546 276-527s-202-55 1122-55" svg:viewBox="0 0 1399 583">
          <text:p/>
        </draw:connector>
        <draw:frame draw:style-name="gr3" draw:text-style-name="P3" xml:id="id3" draw:id="id3" draw:layer="layout" svg:width="1.823cm" svg:height="0.889cm" svg:x="6.136cm" svg:y="0.331cm">
          <draw:text-box>
            <text:p text:style-name="P3"><text:span text:style-name="T2">منفی داخلی سرا</text:span></text:p>
          </draw:text-box>
          <draw:glue-point draw:id="4" svg:x="-0.11cm" svg:y="-1.602cm"/>
        </draw:frame>
        <draw:frame draw:style-name="gr5" draw:text-style-name="P1" draw:layer="layout" svg:width="0.638cm" svg:height="0.249cm" svg:x="3.995cm" svg:y="0.675cm">
          <draw:image xlink:href="Pictures/200000010000027F000000FA20A5BD90.svm" xlink:type="simple" xlink:show="embed" xlink:actuate="onLoad">
            <text:p/>
          </draw:image>
        </draw:frame>
        <draw:frame draw:style-name="gr6" draw:text-style-name="P1" draw:layer="layout" svg:width="0.616cm" svg:height="0.304cm" svg:x="3.995cm" svg:y="0.291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638cm" svg:height="0.249cm" svg:x="4.075cm" svg:y="4.087cm">
          <draw:image xlink:href="Pictures/200000010000027F000000FA20A5BD90.svm" xlink:type="simple" xlink:show="embed" xlink:actuate="onLoad">
            <text:p/>
          </draw:image>
        </draw:frame>
        <draw:frame draw:style-name="gr7" draw:text-style-name="P1" draw:layer="layout" svg:width="0.621cm" svg:height="0.3cm" svg:x="4.086cm" svg:y="4.473cm">
          <draw:image xlink:href="Pictures/200000010000026E0000012D2A70A9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7T11:03:09</meta:creation-date>
    <meta:editing-duration>PT40M33S</meta:editing-duration>
    <meta:editing-cycles>11</meta:editing-cycles>
    <meta:generator>LibreOffice/4.2.8.2$Linux_x86 LibreOffice_project/420m0$Build-2</meta:generator>
    <dc:title>kkkFigures</dc:title>
    <meta:initial-creator>kkk </meta:initial-creator>
    <dc:date>2017-03-27T16:32:35.770330766</dc:date>
    <meta:document-statistic meta:object-count="13"/>
    <meta:template xlink:type="simple" xlink:actuate="onRequest" xlink:title="kkkFigures" xlink:href="../../../../.libreoffice/3/user/template/kkkFigures.otg" meta:date="2014-02-17T11:03:09"/>
  </office:meta>
</office:document-meta>
</file>